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3368in"/>
    </style:style>
    <style:style style:name="Table1.7" style:family="table-row">
      <style:table-row-properties style:min-row-height="0.7757in"/>
    </style:style>
    <style:style style:name="P1" style:family="paragraph" style:parent-style-name="Standard">
      <style:paragraph-properties fo:text-align="center" style:justify-single-word="false"/>
      <style:text-properties officeooo:rsid="000f7208" officeooo:paragraph-rsid="000f7208"/>
    </style:style>
    <style:style style:name="P2" style:family="paragraph" style:parent-style-name="Standard">
      <style:paragraph-properties fo:text-align="start" style:justify-single-word="false"/>
      <style:text-properties officeooo:rsid="000f7208" officeooo:paragraph-rsid="000f7208"/>
    </style:style>
    <style:style style:name="P3" style:family="paragraph" style:parent-style-name="Standard">
      <style:paragraph-properties fo:text-align="end" style:justify-single-word="false"/>
      <style:text-properties officeooo:rsid="000f7208" officeooo:paragraph-rsid="000f7208"/>
    </style:style>
    <style:style style:name="P4" style:family="paragraph" style:parent-style-name="Standard">
      <style:paragraph-properties fo:text-align="center" style:justify-single-word="false"/>
      <style:text-properties fo:font-size="24pt" officeooo:rsid="000f7208" officeooo:paragraph-rsid="000f720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f7208" officeooo:paragraph-rsid="000f720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f7208" officeooo:paragraph-rsid="000f720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06162" officeooo:paragraph-rsid="00106162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24f36" officeooo:paragraph-rsid="00124f36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2bd4f" officeooo:paragraph-rsid="0012bd4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44960" officeooo:paragraph-rsid="00144960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6f591" officeooo:paragraph-rsid="0016f591" style:font-size-asian="12.25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6f591" officeooo:paragraph-rsid="0016f591" style:font-size-asian="12.25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5acf7" officeooo:paragraph-rsid="0015acf7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1c3da" officeooo:paragraph-rsid="0011c3da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24f36" officeooo:paragraph-rsid="00124f36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6f591" officeooo:paragraph-rsid="0016f591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officeooo:rsid="000f7208" officeooo:paragraph-rsid="000f7208" style:font-size-asian="14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officeooo:rsid="00124f36" officeooo:paragraph-rsid="00124f36" style:font-size-asian="14pt" style:font-size-complex="14pt"/>
    </style:style>
    <style:style style:name="T1" style:family="text">
      <style:text-properties officeooo:rsid="0018af53"/>
    </style:style>
    <style:style style:name="T2" style:family="text">
      <style:text-properties officeooo:rsid="001a07c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e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Blog Project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osca Sergiu</text:p>
      <text:p text:style-name="P3"/>
      <text:p text:style-name="P3"/>
      <text:p text:style-name="P3"/>
      <text:p text:style-name="P3"/>
      <text:p text:style-name="P3"/>
      <text:p text:style-name="P5"><text:soft-page-break/>Content</text:p>
      <text:p text:style-name="P5"/>
      <text:list xml:id="list674569014" text:style-name="L1">
        <text:list-item>
          <text:p text:style-name="P17">Project objectives</text:p>
        </text:list-item>
      </text:list>
      <text:p text:style-name="P6"/>
      <text:list xml:id="list123328799741984" text:continue-numbering="true" text:style-name="L1">
        <text:list-item>
          <text:p text:style-name="P17">Project structure</text:p>
          <text:p text:style-name="P17"/>
        </text:list-item>
        <text:list-item>
          <text:p text:style-name="P18">Project Implementation</text:p>
          <text:p text:style-name="P17"/>
        </text:list-item>
        <text:list-item>
          <text:p text:style-name="P17">Use cases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1. Project Objectives</text:p>
      <text:p text:style-name="P7"/>
      <text:p text:style-name="P14">Project objectives are to implement a blog in which each user can have a feed of posts accessible to the whole world. Each post can be accessible individually by clicking on it and a user can see all details about that post.</text:p>
      <text:p text:style-name="P14"/>
      <text:p text:style-name="P8">2. Project structure</text:p>
      <text:p text:style-name="P8"/>
      <text:p text:style-name="P15">For the structure of the project I will use MVC ( Model – View – Controller) being the most accessible and easy to work with design pattern. For database I will use SQL database because I want my data to be well formatted in tables.</text:p>
      <text:p text:style-name="P15"/>
      <text:p text:style-name="P9">3.Project implementation</text:p>
      <text:p text:style-name="P9"/>
      <text:p text:style-name="P10">For the application to fulfill the requirements it needs several methods implemented. Methods implemented with their details will be in the table below.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Method</text:p>
          </table:table-cell>
          <table:table-cell table:style-name="Table1.A1" office:value-type="string">
            <text:p text:style-name="P13">Description</text:p>
          </table:table-cell>
          <table:table-cell table:style-name="Table1.C1" office:value-type="string">
            <text:p text:style-name="P13">Time</text:p>
          </table:table-cell>
        </table:table-row>
        <table:table-row>
          <table:table-cell table:style-name="Table1.A2" office:value-type="string">
            <text:p text:style-name="P12">createPost</text:p>
          </table:table-cell>
          <table:table-cell table:style-name="Table1.A2" office:value-type="string">
            <text:p text:style-name="P12">Allows users to create a post</text:p>
          </table:table-cell>
          <table:table-cell table:style-name="Table1.C2" office:value-type="string">
            <text:p text:style-name="P12">2 ho<text:span text:style-name="T2">uk</text:span></text:p>
          </table:table-cell>
        </table:table-row>
        <table:table-row>
          <table:table-cell table:style-name="Table1.A2" office:value-type="string">
            <text:p text:style-name="P12">editPost</text:p>
          </table:table-cell>
          <table:table-cell table:style-name="Table1.A2" office:value-type="string">
            <text:p text:style-name="P12">Allows users to edit a post</text:p>
          </table:table-cell>
          <table:table-cell table:style-name="Table1.C2" office:value-type="string">
            <text:p text:style-name="P12">2 hours</text:p>
          </table:table-cell>
        </table:table-row>
        <table:table-row>
          <table:table-cell table:style-name="Table1.A2" office:value-type="string">
            <text:p text:style-name="P12">deletePost</text:p>
          </table:table-cell>
          <table:table-cell table:style-name="Table1.A2" office:value-type="string">
            <text:p text:style-name="P12">Allows users to delete a post</text:p>
          </table:table-cell>
          <table:table-cell table:style-name="Table1.C2" office:value-type="string">
            <text:p text:style-name="P12">2 hours</text:p>
          </table:table-cell>
        </table:table-row>
        <table:table-row table:style-name="Table1.5">
          <table:table-cell table:style-name="Table1.A2" office:value-type="string">
            <text:p text:style-name="P12">login</text:p>
          </table:table-cell>
          <table:table-cell table:style-name="Table1.A2" office:value-type="string">
            <text:p text:style-name="P12">Allows users to access their account</text:p>
          </table:table-cell>
          <table:table-cell table:style-name="Table1.C2" office:value-type="string">
            <text:p text:style-name="P12">3 hours</text:p>
          </table:table-cell>
        </table:table-row>
        <table:table-row table:style-name="Table1.5">
          <table:table-cell table:style-name="Table1.A2" office:value-type="string">
            <text:p text:style-name="P12">signup</text:p>
          </table:table-cell>
          <table:table-cell table:style-name="Table1.A2" office:value-type="string">
            <text:p text:style-name="P12">Allows users to create an account to post on their feed</text:p>
          </table:table-cell>
          <table:table-cell table:style-name="Table1.C2" office:value-type="string">
            <text:p text:style-name="P12">3 hours</text:p>
          </table:table-cell>
        </table:table-row>
        <table:table-row table:style-name="Table1.7">
          <table:table-cell table:style-name="Table1.A2" office:value-type="string">
            <text:p text:style-name="P12">fetchAll</text:p>
          </table:table-cell>
          <table:table-cell table:style-name="Table1.A2" office:value-type="string">
            <text:p text:style-name="P12">This method will fetch all post in order to be seen on page</text:p>
          </table:table-cell>
          <table:table-cell table:style-name="Table1.C2" office:value-type="string">
            <text:p text:style-name="P12">4 hours</text:p>
          </table:table-cell>
        </table:table-row>
        <table:table-row table:style-name="Table1.5">
          <table:table-cell table:style-name="Table1.A2" office:value-type="string">
            <text:p text:style-name="P12">fetchPost</text:p>
          </table:table-cell>
          <table:table-cell table:style-name="Table1.A2" office:value-type="string">
            <text:p text:style-name="P12">This method will fetch a particular post, a post that a user will click</text:p>
          </table:table-cell>
          <table:table-cell table:style-name="Table1.C2" office:value-type="string">
            <text:p text:style-name="P12">4 hours</text:p>
          </table:table-cell>
        </table:table-row>
        <table:table-row table:style-name="Table1.5">
          <table:table-cell table:style-name="Table1.A2" office:value-type="string">
            <text:p text:style-name="P12">searchPosts</text:p>
          </table:table-cell>
          <table:table-cell table:style-name="Table1.A2" office:value-type="string">
            <text:p text:style-name="P12">This method will help a visitor to find a method by a particular name</text:p>
          </table:table-cell>
          <table:table-cell table:style-name="Table1.C2" office:value-type="string">
            <text:p text:style-name="P12">3 hours</text:p>
          </table:table-cell>
        </table:table-row>
      </table:table>
      <text:p text:style-name="P10"><text:s/></text:p>
      <text:p text:style-name="P10"/>
      <text:p text:style-name="P10"/>
      <text:p text:style-name="P10"/>
      <text:p text:style-name="P10"/>
      <text:p text:style-name="P11"><text:soft-page-break/>4. Use cases</text:p>
      <text:p text:style-name="P11"/>
      <text:p text:style-name="P16">A visitor can see all the posts from a content creator and search for a particular one by name. <text:span text:style-name="T1">By logging into account a visitor become a content creator. A creator can create, edit and delete a post. A visitor will not be able to make these operation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2T12:16:43.716000000</meta:creation-date>
    <dc:date>2022-11-23T12:33:26.566000000</dc:date>
    <meta:editing-duration>PT4H18M1S</meta:editing-duration>
    <meta:editing-cycles>3</meta:editing-cycles>
    <meta:generator>LibreOffice/7.3.7.2$Windows_X86_64 LibreOffice_project/e114eadc50a9ff8d8c8a0567d6da8f454beeb84f</meta:generator>
    <meta:document-statistic meta:table-count="1" meta:image-count="0" meta:object-count="0" meta:page-count="4" meta:paragraph-count="44" meta:word-count="288" meta:character-count="1567" meta:non-whitespace-character-count="1323"/>
  </office:meta>
</office:document-meta>
</file>